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f06d" officeooo:paragraph-rsid="001112db"/>
    </style:style>
    <style:style style:name="P2" style:family="paragraph" style:parent-style-name="Standard">
      <style:text-properties style:text-position="0% 100%" officeooo:rsid="001112db" officeooo:paragraph-rsid="001112db"/>
    </style:style>
    <style:style style:name="P3" style:family="paragraph" style:parent-style-name="Standard">
      <style:text-properties style:text-position="0% 100%" fo:font-weight="bold" officeooo:rsid="001112db" officeooo:paragraph-rsid="001112db" style:font-weight-asian="bold" style:font-weight-complex="bold"/>
    </style:style>
    <style:style style:name="P4" style:family="paragraph" style:parent-style-name="Standard">
      <style:text-properties style:text-position="0% 100%" fo:font-weight="bold" officeooo:rsid="0012968b" officeooo:paragraph-rsid="0012968b" style:font-weight-asian="bold" style:font-weight-complex="bold"/>
    </style:style>
    <style:style style:name="P5" style:family="paragraph" style:parent-style-name="Standard">
      <style:text-properties style:text-position="0% 100%" fo:font-weight="normal" officeooo:rsid="001112db" officeooo:paragraph-rsid="001112db" style:font-weight-asian="normal" style:font-weight-complex="normal"/>
    </style:style>
    <style:style style:name="T1" style:family="text">
      <style:text-properties officeooo:rsid="001112db"/>
    </style:style>
    <style:style style:name="T2" style:family="text">
      <style:text-properties style:text-position="0% 100%" officeooo:rsid="001112db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112db"/>
    </style:style>
    <style:style style:name="T5" style:family="text">
      <style:text-properties style:text-position="super 58%" officeooo:rsid="001112db"/>
    </style:style>
    <style:style style:name="T6" style:family="text">
      <style:text-properties officeooo:rsid="001296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y bienvenido a esta lección donde terminaremos de ver los teoremas que nos dan información sobre l<text:span text:style-name="T1">as raíces de un polinomio, el primer teorema resulta muy util a la hora de buscar las raíces, ya les explico el porque, y el teorema dice, sea </text:span><text:span text:style-name="T2">p(x)=a</text:span><text:span text:style-name="T4">n</text:span><text:span text:style-name="T2">x</text:span><text:span text:style-name="T5">n</text:span><text:span text:style-name="T2">+ a</text:span><text:span text:style-name="T4">n-1</text:span><text:span text:style-name="T2">x</text:span><text:span text:style-name="T5">n-1</text:span><text:span text:style-name="T2">+...+ a</text:span><text:span text:style-name="T4">2</text:span><text:span text:style-name="T2">x</text:span><text:span text:style-name="T5">2</text:span><text:span text:style-name="T2">+ a</text:span><text:span text:style-name="T4">1</text:span><text:span text:style-name="T2">x</text:span><text:span text:style-name="T5">1</text:span><text:span text:style-name="T2">+ a</text:span><text:span text:style-name="T4">0</text:span><text:span text:style-name="T2">=0 un polinomio de grado mayor o igual a 1 con a</text:span><text:span text:style-name="T4">0</text:span><text:span text:style-name="T2">, a</text:span><text:span text:style-name="T4">n</text:span><text:span text:style-name="T2"> distinto de 0 donde los coeficientes son números enteros. Si p/q donde p y q no tienen factores comunes es un cero racional de p(x) entonces p debe ser un factor de a</text:span><text:span text:style-name="T4">0</text:span><text:span text:style-name="T2"> y q un factor de a</text:span><text:span text:style-name="T4">n</text:span><text:span text:style-name="T2">. Esto es, las posibles raíces racionales deben ser de la forma </text:span></text:p>
      <text:p text:style-name="P1"><text:span text:style-name="T2"/></text:p>
      <text:p text:style-name="P1"><text:span text:style-name="T2"><text:tab/><text:tab/><text:tab/>factor del término a</text:span><text:span text:style-name="T4">0</text:span><text:span text:style-name="T2">/factor del término a</text:span><text:span text:style-name="T4">n</text:span></text:p>
      <text:p text:style-name="P2">y por esto es por lo que es un teorema muy util ya que nos dice que las raíces pueden ser factor del término a<text:span text:style-name="T3">0</text:span>/factor del término a<text:span text:style-name="T3">n</text:span> y esto nos sirve para intentar llegar a saber cuales son, claro esta que el polinomio podría tener raíces complejas o irracionales, pero veamos algunos ejemplos para que quede claro </text:p>
      <text:p text:style-name="P2"/>
      <text:p text:style-name="P3">NOTA HACER LOS TRES EJEMPLOS DE LA PAGINA 222 ESPECIAL ÉNFASIS EN EL EJEMPLO 10.29 EL CUAL ES UNA SOLUCIÓN PASO A PASO, </text:p>
      <text:p text:style-name="P3"/>
      <text:p text:style-name="P5">Y el ultimo teorema que veremos nos sirve para la localización de las raíces, por lo tanto es muy <text:span text:style-name="T6">útil</text:span>, se llama “teorema de cambio de signo” <text:span text:style-name="T6">y dice sea p(x) un polinomio y a,b pertenecientes a los numero reales, tales que a&lt;b . Si p(a) y p(b) tienen signos diferentes, entonces existe una raíz entre a y b. <text:s/>veamos un ejemplo </text:span></text:p>
      <text:p text:style-name="P5"/>
      <text:p text:style-name="P4">NOTA EL EJEMPLO ESTA EN LA PAGINA 223</text:p>
      <text:p text:style-name="P5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2:36:29.451000000</meta:creation-date>
    <dc:date>2019-07-20T13:38:00.368000000</dc:date>
    <meta:editing-duration>PT4M29S</meta:editing-duration>
    <meta:editing-cycles>1</meta:editing-cycles>
    <meta:document-statistic meta:table-count="0" meta:image-count="0" meta:object-count="0" meta:page-count="1" meta:paragraph-count="6" meta:word-count="270" meta:character-count="1436" meta:non-whitespace-character-count="1164"/>
    <meta:generator>LibreOffice/6.2.2.2$Windows_X86_64 LibreOffice_project/2b840030fec2aae0fd2658d8d4f9548af4e3518d</meta:generator>
  </office:meta>
</office:document-meta>
</file>